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29F000000917FD58C64.png" manifest:media-type="image/png"/>
  <manifest:file-entry manifest:full-path="Pictures/10000000000003B800000104E3F5D21E.png" manifest:media-type="image/png"/>
  <manifest:file-entry manifest:full-path="Pictures/10000000000002E40000007AA5D0003B.png" manifest:media-type="image/png"/>
  <manifest:file-entry manifest:full-path="Pictures/1000000000000308000002B7947673CB.png" manifest:media-type="image/png"/>
  <manifest:file-entry manifest:full-path="Pictures/10000000000003B40000013DCAF6399F.png" manifest:media-type="image/png"/>
  <manifest:file-entry manifest:full-path="Pictures/1000000000000323000001EAAB35AE18.png" manifest:media-type="image/png"/>
  <manifest:file-entry manifest:full-path="Pictures/10000000000003BC000000E658BFA53B.png" manifest:media-type="image/png"/>
  <manifest:file-entry manifest:full-path="Pictures/100000000000032A00000061F33B6FC0.png" manifest:media-type="image/png"/>
  <manifest:file-entry manifest:full-path="Pictures/" manifest:media-type="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paragraph-rsid="00175c5f" style:font-size-asian="16pt" style:font-size-complex="16pt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paragraph-properties fo:break-before="page"/>
      <style:text-properties officeooo:paragraph-rsid="00175c5f"/>
    </style:style>
    <style:style style:name="T1" style:family="text">
      <style:text-properties officeooo:rsid="00175c5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x="0in" svg:y="0.8335in" svg:width="6.9252in" svg:height="1.6661in" draw:z-index="0"><draw:image xlink:href="Pictures/10000000000003BC000000E658BFA53B.png" xlink:type="simple" xlink:show="embed" xlink:actuate="onLoad"/></draw:frame><text:span text:style-name="T1">Homework 0</text:span></text:p>
      <text:p text:style-name="P1"><text:span text:style-name="T1">silao_xu</text:span></text:p>
      <text:p text:style-name="P3"><text:span text:style-name="T1"/></text:p>
      <text:p text:style-name="Standard"><draw:frame draw:style-name="fr2" draw:name="graphics2" text:anchor-type="paragraph" svg:width="6.9252in" svg:height="1.8909in" draw:z-index="1"><draw:image xlink:href="Pictures/10000000000003B800000104E3F5D21E.png" xlink:type="simple" xlink:show="embed" xlink:actuate="onLoad"/></draw:frame><text:span text:style-name="T1"/></text:p>
      <text:p text:style-name="Standard"><text:span text:style-name="T1"/></text:p>
      <text:p text:style-name="P2"><draw:frame draw:style-name="fr1" draw:name="graphics4" text:anchor-type="paragraph" svg:x="-0.0209in" svg:y="1.0417in" svg:width="6.9252in" svg:height="0.8291in" draw:z-index="3"><draw:image xlink:href="Pictures/100000000000032A00000061F33B6FC0.png" xlink:type="simple" xlink:show="embed" xlink:actuate="onLoad"/></draw:frame><draw:frame draw:style-name="fr1" draw:name="graphics3" text:anchor-type="paragraph" svg:x="-0.2083in" svg:y="0.052in" svg:width="6.0272in" svg:height="1.122in" draw:z-index="2"><draw:image xlink:href="Pictures/100000000000029F000000917FD58C64.png" xlink:type="simple" xlink:show="embed" xlink:actuate="onLoad"/></draw:frame><text:span text:style-name="T1"/></text:p>
      <text:p text:style-name="P2"><draw:frame draw:style-name="fr2" draw:name="graphics5" text:anchor-type="paragraph" svg:width="6.9252in" svg:height="2.3154in" draw:z-index="4"><draw:image xlink:href="Pictures/10000000000003B40000013DCAF6399F.png" xlink:type="simple" xlink:show="embed" xlink:actuate="onLoad"/></draw:frame><text:span text:style-name="T1"/></text:p>
      <text:p text:style-name="P2"><draw:frame draw:style-name="fr2" draw:name="graphics6" text:anchor-type="paragraph" svg:width="6.9252in" svg:height="6.202in" draw:z-index="5"><draw:image xlink:href="Pictures/1000000000000308000002B7947673CB.png" xlink:type="simple" xlink:show="embed" xlink:actuate="onLoad"/></draw:frame><draw:frame draw:style-name="fr1" draw:name="graphics7" text:anchor-type="paragraph" svg:x="0.2398in" svg:y="6.1354in" svg:width="6.9252in" svg:height="1.1417in" draw:z-index="6"><draw:image xlink:href="Pictures/10000000000002E40000007AA5D0003B.png" xlink:type="simple" xlink:show="embed" xlink:actuate="onLoad"/></draw:frame><text:span text:style-name="T1"/></text:p>
      <text:p text:style-name="P2"><text:span text:style-name="T1"/></text:p>
      <text:p text:style-name="P2"><draw:frame draw:style-name="fr2" draw:name="graphics8" text:anchor-type="paragraph" svg:width="6.9252in" svg:height="4.2256in" draw:z-index="7"><draw:image xlink:href="Pictures/1000000000000323000001EAAB35AE18.png" xlink:type="simple" xlink:show="embed" xlink:actuate="onLoad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1-27T15:45:03</meta:creation-date>
    <meta:document-statistic meta:table-count="0" meta:image-count="8" meta:object-count="0" meta:page-count="7" meta:paragraph-count="2" meta:word-count="3" meta:character-count="18"/>
    <dc:date>2013-01-27T15:50:35</dc:date>
    <meta:editing-duration>PT00H05M34S</meta:editing-duration>
    <meta:editing-cycles>1</meta:editing-cycles>
    <meta:generator>OpenOffice.org/3.2$Linux OpenOffice.org_project/320m19$Build-9505</meta:generator>
  </office:meta>
</office:document-meta>
</file>